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3ff99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eeeee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7cm" fo:min-width="2.326cm"/>
    </style:style>
    <style:style style:name="gr7" style:family="graphic" style:parent-style-name="standard">
      <style:graphic-properties draw:stroke="none" svg:stroke-color="#000000" draw:fill="none" draw:fill-color="#ffffff" fo:min-height="7.335cm"/>
    </style:style>
    <style:style style:name="gr8" style:family="graphic" style:parent-style-name="standard">
      <style:graphic-properties draw:stroke="none" svg:stroke-color="#000000" draw:fill="none" draw:fill-color="#ffffff" fo:min-height="2.4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3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6cm"/>
    </style:style>
    <style:style style:name="gr12" style:family="graphic" style:parent-style-name="standard">
      <style:graphic-properties draw:stroke="none" svg:stroke-color="#000000" draw:fill="none" draw:fill-color="#ffffff" fo:min-height="7.362cm"/>
    </style:style>
    <style:style style:name="gr13" style:family="graphic" style:parent-style-name="standard">
      <style:graphic-properties draw:stroke="none" svg:stroke-color="#000000" draw:fill="none" draw:fill-color="#ffffff" fo:min-height="1.967cm"/>
    </style:style>
    <style:style style:name="gr14" style:family="graphic" style:parent-style-name="standard">
      <style:graphic-properties draw:stroke="none" svg:stroke-color="#000000" draw:fill="none" draw:fill-color="#ffffff" fo:min-height="0.539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Line_20_Style_20_9" draw:marker-end="Symmetric_20_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standard">
      <style:graphic-properties draw:stroke="none" svg:stroke-color="#000000" draw:fill="none" draw:fill-color="#ffffff" fo:min-height="3.291cm"/>
    </style:style>
    <style:style style:name="gr19" style:family="graphic" style:parent-style-name="standard">
      <style:graphic-properties draw:stroke="none" svg:stroke-color="#000000" draw:fill="none" draw:fill-color="#ffffff" fo:min-height="2.604cm"/>
    </style:style>
    <style:style style:name="gr20" style:family="graphic" style:parent-style-name="standard">
      <style:graphic-properties draw:stroke="none" svg:stroke-color="#000000" draw:fill="none" draw:fill-color="#ffffff" fo:min-height="2.821cm"/>
    </style:style>
    <style:style style:name="gr21" style:family="graphic" style:parent-style-name="standard">
      <style:graphic-properties draw:stroke="none" svg:stroke-color="#000000" draw:fill="none" draw:fill-color="#ffffff" fo:min-height="2.076cm"/>
    </style:style>
    <style:style style:name="gr22" style:family="graphic" style:parent-style-name="standard">
      <style:graphic-properties draw:stroke="none" svg:stroke-color="#000000" draw:fill="none" draw:fill-color="#ffffff" fo:min-height="2.491cm"/>
    </style:style>
    <style:style style:name="gr23" style:family="graphic" style:parent-style-name="standard">
      <style:graphic-properties draw:stroke="none" svg:stroke-color="#000000" draw:fill="none" draw:fill-color="#ffffff" fo:min-height="1.274cm"/>
    </style:style>
    <style:style style:name="gr24" style:family="graphic" style:parent-style-name="standard">
      <style:graphic-properties draw:stroke="none" svg:stroke-color="#000000" draw:fill="none" draw:fill-color="#ffffff" fo:min-height="3.863cm"/>
    </style:style>
    <style:style style:name="gr25" style:family="graphic" style:parent-style-name="standard">
      <style:graphic-properties draw:stroke="none" svg:stroke-color="#000000" draw:fill="none" draw:fill-color="#ffffff" fo:min-height="1.9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0cm"/>
    </style:style>
    <style:style style:name="gr27" style:family="graphic" style:parent-style-name="standard">
      <style:graphic-properties draw:stroke="none" svg:stroke-color="#000000" draw:fill="none" draw:fill-color="#ffffff" fo:min-height="1.782cm"/>
    </style:style>
    <style:style style:name="gr28" style:family="graphic" style:parent-style-name="standard">
      <style:graphic-properties draw:stroke="none" svg:stroke-color="#000000" draw:fill="none" draw:fill-color="#ffffff" fo:min-height="0.258cm"/>
    </style:style>
    <style:style style:name="gr29" style:family="graphic" style:parent-style-name="standard">
      <style:graphic-properties draw:stroke="none" svg:stroke-color="#000000" draw:fill="none" draw:fill-color="#ffffff" fo:min-height="2.036cm"/>
    </style:style>
    <style:style style:name="gr30" style:family="graphic" style:parent-style-name="standard">
      <style:graphic-properties draw:stroke="none" svg:stroke-color="#000000" draw:fill="none" draw:fill-color="#ffffff" fo:min-height="0.4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FontAwesome" fo:font-size="60pt" style:font-family-asian="FontAwesome" style:font-size-asian="60pt" style:font-family-complex="FontAwesome" style:font-size-complex="6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top="0.102cm" fo:margin-bottom="0.102cm"/>
    </style:style>
    <style:style style:name="P6" style:family="paragraph">
      <style:paragraph-properties fo:margin-top="0.102cm" fo:margin-bottom="0.102cm"/>
      <style:text-properties fo:font-size="10.5pt" style:font-size-asian="10.5pt" style:font-size-complex="10.5pt"/>
    </style:style>
    <style:style style:name="P7" style:family="paragraph">
      <style:text-properties fo:font-family="FontAwesome" style:font-pitch="variable" fo:font-size="60pt" style:font-size-asian="96pt" style:font-size-complex="96pt"/>
    </style:style>
    <style:style style:name="P8" style:family="paragraph">
      <style:text-properties fo:font-family="FontAwesome" style:font-pitch="variable" fo:font-size="60pt" style:font-size-asian="60pt" style:font-size-complex="60pt"/>
    </style:style>
    <style:style style:name="P9" style:family="paragraph">
      <style:paragraph-properties fo:margin-top="0.178cm" fo:margin-bottom="0.152cm"/>
    </style:style>
    <style:style style:name="P10" style:family="paragraph">
      <style:paragraph-properties fo:margin-top="0.178cm" fo:margin-bottom="0.152cm"/>
      <style:text-properties fo:font-family="FontAwesome" style:font-pitch="variable" fo:font-size="10.5pt" style:font-size-asian="10.5pt" style:font-size-complex="10.5pt"/>
    </style:style>
    <style:style style:name="P11" style:family="paragraph">
      <style:paragraph-properties fo:margin-top="0.102cm" fo:margin-bottom="0.102cm"/>
      <style:text-properties fo:font-family="FontAwesome" style:font-pitch="variable" fo:font-size="10.5pt" style:font-size-asian="10.5pt" style:font-size-complex="10.5pt"/>
    </style:style>
    <style:style style:name="P12" style:family="paragraph">
      <style:text-properties fo:font-size="10.5pt" style:font-size-asian="10.5pt" style:font-size-complex="10.5pt"/>
    </style:style>
    <style:style style:name="P13" style:family="paragraph">
      <style:text-properties fo:font-family="FontAwesome" style:font-pitch="variable" fo:font-size="60pt" style:font-size-asian="60pt" style:font-size-complex="60pt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FontAwesome" fo:font-size="60pt" fo:font-style="normal" fo:text-shadow="none" style:text-underline-style="none" fo:font-weight="normal" style:letter-kerning="true" style:font-family-asian="FontAwesome" style:font-size-asian="60pt" style:font-style-asian="normal" style:font-weight-asian="normal" style:font-family-complex="FontAwesome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family="FontAwesome" style:font-pitch="variable" fo:font-size="10.5pt" style:font-size-asian="10.5pt" style:font-size-complex="10.5pt"/>
    </style:style>
    <style:style style:name="T5" style:family="text">
      <style:text-properties fo:color="#cfe7f5" fo:font-family="FontAwesome" style:font-pitch="variable" fo:font-size="10.5pt" style:font-size-asian="10.5pt" style:font-size-complex="10.5pt"/>
    </style:style>
    <style:style style:name="T6" style:family="text">
      <style:text-properties fo:color="#cfe7f5" fo:font-size="10.5pt" style:font-size-asian="10.5pt" style:font-size-complex="10.5pt"/>
    </style:style>
    <style:style style:name="T7" style:family="text">
      <style:text-properties fo:font-family="FontAwesome" style:font-pitch="variable" fo:font-size="60pt" style:font-size-asian="96pt" style:font-size-complex="96pt"/>
    </style:style>
    <style:style style:name="T8" style:family="text">
      <style:text-properties fo:font-family="FontAwesome" style:font-pitch="variable" fo:font-size="60pt" style:font-size-asian="60pt" style:font-size-complex="60pt"/>
    </style:style>
    <style:style style:name="T9" style:family="text">
      <style:text-properties fo:font-family="Arial" style:font-style-name="Italic" style:font-family-generic="swiss" style:font-pitch="variable" fo:font-size="10.5pt" style:font-size-asian="10.5pt" style:font-size-complex="10.5pt"/>
    </style:style>
    <style:style style:name="T10" style:family="text">
      <style:text-properties fo:font-family="Arial" style:font-style-name="Italic" style:font-family-generic="swiss" style:font-pitch="variable" fo:font-size="10.5pt" style:font-size-asian="10.5pt" style:font-size-complex="10.5pt"/>
    </style:style>
    <style:style style:name="T11" style:family="text">
      <style:text-properties fo:font-family="Arial" style:font-style-name="Italic" style:font-family-generic="swiss" style:font-pitch="variable" fo:font-size="10.5pt" style:font-size-asian="10.5pt" style:font-size-complex="10.5pt"/>
    </style:style>
    <style:style style:name="T12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3" style:family="text">
      <style:text-properties fo:font-size="10.5pt" fo:font-style="italic" style:font-size-asian="10.5pt" style:font-style-asian="italic" style:font-size-complex="10.5pt" style:font-style-complex="italic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family="FontAwesome" style:font-pitch="variable" fo:font-size="60pt" style:font-size-asian="60pt" style:font-size-complex="60pt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17.272cm" svg:x="1cm" svg:y="1cm">
          <text:p/>
        </draw:rect>
        <draw:rect draw:style-name="gr2" draw:text-style-name="P1" draw:layer="layout" svg:width="16.38cm" svg:height="5.874cm" draw:transform="skewX (0.0221656815003238) translate (10.274cm 14.716cm)">
          <text:p/>
        </draw:rect>
        <draw:rect draw:style-name="gr3" draw:text-style-name="P1" xml:id="id2" draw:id="id2" draw:layer="layout" svg:width="6.858cm" svg:height="7.177cm" svg:x="12.168cm" svg:y="4.445cm">
          <text:p/>
        </draw:rect>
        <draw:frame draw:style-name="gr4" draw:text-style-name="P3" draw:layer="layout" svg:width="3.124cm" svg:height="2.41cm" svg:x="1.359cm" svg:y="1.488cm">
          <draw:text-box>
            <text:p text:style-name="P2"><text:span text:style-name="T1"></text:span></text:p>
          </draw:text-box>
        </draw:frame>
        <draw:frame draw:style-name="gr5" draw:text-style-name="P4" draw:layer="layout" svg:width="1.772cm" svg:height="0.721cm" svg:x="1.649cm" svg:y="3.635cm">
          <draw:text-box>
            <text:p><text:span text:style-name="T2">project</text:span></text:p>
          </draw:text-box>
        </draw:frame>
        <draw:frame draw:style-name="gr6" draw:text-style-name="P6" draw:layer="layout" svg:width="2.826cm" svg:height="2.217cm" svg:x="6.067cm" svg:y="4.572cm">
          <draw:text-box>
            <text:p text:style-name="P5"><text:span text:style-name="T3"/></text:p>
            <text:p text:style-name="P5"><text:span text:style-name="T4"> </text:span><text:span text:style-name="T3">scenario #2</text:span></text:p>
            <text:p text:style-name="P5"><text:span text:style-name="T4"> </text:span><text:span text:style-name="T3">scenario #3</text:span></text:p>
            <text:p text:style-name="P5"><text:span text:style-name="T4"> </text:span><text:span text:style-name="T3">scenario #n</text:span></text:p>
          </draw:text-box>
        </draw:frame>
        <draw:frame draw:style-name="gr7" draw:text-style-name="P6" draw:layer="layout" svg:width="6.942cm" svg:height="7.585cm" svg:x="12.384cm" svg:y="4.572cm">
          <draw:text-box>
            <text:p text:style-name="P5"><text:span text:style-name="T4"></text:span><text:span text:style-name="T3"> </text:span><text:span text:style-name="T3">Competitive Incentive Spend</text:span></text:p>
            <text:p text:style-name="P5"><text:span text:style-name="T4"> </text:span><text:span text:style-name="T3">Competitive Intent</text:span></text:p>
            <text:p text:style-name="P5"><text:span text:style-name="T4"> </text:span><text:span text:style-name="T3">Competitive Marketshare</text:span></text:p>
            <text:p text:style-name="P5"><text:span text:style-name="T4"> </text:span><text:span text:style-name="T3">Competitive Product Lifecycle</text:span></text:p>
            <text:p text:style-name="P5"><text:span text:style-name="T4"> </text:span><text:span text:style-name="T3">Competitive Vehicle Price</text:span></text:p>
            <text:p text:style-name="P5"><text:span text:style-name="T4"> </text:span><text:span text:style-name="T3">GQV</text:span></text:p>
            <text:p text:style-name="P5"><text:span text:style-name="T4"> </text:span><text:span text:style-name="T3">Incentives</text:span></text:p>
            <text:p text:style-name="P5"><text:span text:style-name="T4"> </text:span><text:span text:style-name="T3">Macroeconomics</text:span></text:p>
            <text:p text:style-name="P5"><text:span text:style-name="T4"> </text:span><text:span text:style-name="T3">Product Lifecycle</text:span></text:p>
            <text:p text:style-name="P5"><text:span text:style-name="T4"> </text:span><text:span text:style-name="T3">Vehicle Price</text:span></text:p>
            <text:p text:style-name="P5"><text:span text:style-name="T4"> </text:span><text:span text:style-name="T3">Web Traffic</text:span></text:p>
            <text:p text:style-name="P5"><text:span text:style-name="T5"> </text:span><text:span text:style-name="T6">Floating Base</text:span></text:p>
            <text:p text:style-name="P5"><text:span text:style-name="T4"> </text:span><text:span text:style-name="T3">Marketing Plan</text:span></text:p>
          </draw:text-box>
        </draw:frame>
        <draw:frame draw:style-name="gr8" draw:text-style-name="P7" draw:layer="layout" svg:width="3.175cm" svg:height="2.667cm" svg:x="14.03cm" svg:y="1.308cm">
          <draw:text-box>
            <text:p><text:span text:style-name="T7"></text:span></text:p>
          </draw:text-box>
        </draw:frame>
        <draw:frame draw:style-name="gr5" draw:text-style-name="P4" draw:layer="layout" svg:width="1.632cm" svg:height="0.721cm" svg:x="14.773cm" svg:y="3.648cm">
          <draw:text-box>
            <text:p><text:span text:style-name="T2">cubes</text:span></text:p>
          </draw:text-box>
        </draw:frame>
        <draw:frame draw:style-name="gr4" draw:text-style-name="P8" draw:layer="layout" svg:width="2.54cm" svg:height="2.41cm" svg:x="6.367cm" svg:y="1.261cm">
          <draw:text-box>
            <text:p><text:span text:style-name="T8"></text:span></text:p>
          </draw:text-box>
        </draw:frame>
        <draw:frame draw:style-name="gr9" draw:layer="layout" svg:width="2.314cm" svg:height="0.721cm" svg:x="6.266cm" svg:y="3.621cm">
          <draw:text-box>
            <text:p><text:span text:style-name="T2">scenarios</text:span></text:p>
          </draw:text-box>
        </draw:frame>
        <draw:frame draw:style-name="gr4" draw:text-style-name="P8" draw:layer="layout" svg:width="2.238cm" svg:height="2.41cm" svg:x="22.363cm" svg:y="1.154cm">
          <draw:text-box>
            <text:p><text:span text:style-name="T8"></text:span></text:p>
          </draw:text-box>
        </draw:frame>
        <draw:frame draw:style-name="gr10" draw:text-style-name="P4" draw:layer="layout" svg:width="3.863cm" svg:height="0.721cm" svg:x="21.675cm" svg:y="3.508cm">
          <draw:text-box>
            <text:p><text:span text:style-name="T2">analysis elements</text:span></text:p>
          </draw:text-box>
        </draw:frame>
        <draw:frame draw:style-name="gr4" draw:text-style-name="P8" draw:layer="layout" svg:width="2.667cm" svg:height="2.41cm" svg:x="6.115cm" svg:y="9.816cm">
          <draw:text-box>
            <text:p><text:span text:style-name="T8"></text:span></text:p>
          </draw:text-box>
        </draw:frame>
        <draw:frame draw:style-name="gr11" draw:text-style-name="P4" draw:layer="layout" svg:width="1.56cm" svg:height="0.721cm" svg:x="6.623cm" svg:y="11.833cm">
          <draw:text-box>
            <text:p><text:span text:style-name="T2">views</text:span></text:p>
          </draw:text-box>
        </draw:frame>
        <draw:frame draw:style-name="gr12" draw:text-style-name="P10" draw:layer="layout" svg:width="5.588cm" svg:height="7.744cm" svg:x="21.066cm" svg:y="4.472cm">
          <draw:text-box>
            <text:p text:style-name="P9"><text:span text:style-name="T4"> </text:span><text:span text:style-name="T9">Preloaded simulation</text:span></text:p>
            <text:p text:style-name="P9"><text:span text:style-name="T4"> </text:span><text:span text:style-name="T10">Preloaded simulation</text:span></text:p>
            <text:p text:style-name="P9"><text:span text:style-name="T4"> </text:span><text:span text:style-name="T10">Preloaded simulation</text:span></text:p>
            <text:p text:style-name="P9"><text:span text:style-name="T4"> </text:span><text:span text:style-name="T10">Preloaded simulation</text:span></text:p>
            <text:p text:style-name="P9"><text:span text:style-name="T4"> </text:span><text:span text:style-name="T10">Preloaded simulation</text:span></text:p>
            <text:p text:style-name="P9"><text:span text:style-name="T4"> </text:span><text:span text:style-name="T10">Preloaded simulation</text:span></text:p>
            <text:p text:style-name="P9"><text:span text:style-name="T4"> </text:span><text:span text:style-name="T10">Preloaded simulation</text:span></text:p>
            <text:p text:style-name="P9"><text:span text:style-name="T4"> </text:span><text:span text:style-name="T10">Preloaded simulation</text:span></text:p>
            <text:p text:style-name="P9"><text:span text:style-name="T4"> </text:span><text:span text:style-name="T10">Preloaded simulation</text:span></text:p>
            <text:p text:style-name="P9"><text:span text:style-name="T4"> </text:span><text:span text:style-name="T10">Preloaded simulation</text:span></text:p>
            <text:p text:style-name="P9"><text:span text:style-name="T4"> </text:span><text:span text:style-name="T10">Preloaded simulation</text:span></text:p>
            <text:p text:style-name="P9"><text:span text:style-name="T4"> </text:span><text:span text:style-name="T10">Preloaded simulation</text:span></text:p>
            <text:p text:style-name="P9"><text:span text:style-name="T4"/></text:p>
          </draw:text-box>
        </draw:frame>
        <draw:rect draw:style-name="gr3" draw:text-style-name="P1" xml:id="id4" draw:id="id4" draw:layer="layout" svg:width="2.667cm" svg:height="1.862cm" svg:x="6.107cm" svg:y="12.681cm">
          <text:p/>
        </draw:rect>
        <draw:frame draw:style-name="gr13" draw:text-style-name="P11" draw:layer="layout" svg:width="2.405cm" svg:height="2.217cm" svg:x="6.242cm" svg:y="12.784cm">
          <draw:text-box>
            <text:p text:style-name="P5"><text:span text:style-name="T4"> </text:span><text:span text:style-name="T11">view #1</text:span></text:p>
            <text:p text:style-name="P5"><text:span text:style-name="T4"> </text:span><text:span text:style-name="T11">view #2</text:span></text:p>
            <text:p text:style-name="P5"><text:span text:style-name="T4"> </text:span><text:span text:style-name="T11">view #n</text:span></text:p>
          </draw:text-box>
        </draw:frame>
        <draw:frame draw:style-name="gr14" draw:text-style-name="P6" xml:id="id1" draw:id="id1" draw:layer="layout" svg:width="2.921cm" svg:height="0.789cm" svg:x="6.08cm" svg:y="4.545cm">
          <draw:text-box>
            <text:p text:style-name="P5"><text:span text:style-name="T4"> </text:span><text:span text:style-name="T3">scenario #1</text:span></text:p>
          </draw:text-box>
        </draw:frame>
        <draw:connector draw:style-name="gr15" draw:text-style-name="P1" draw:layer="layout" draw:line-skew="0.576cm" svg:x1="9.001cm" svg:y1="4.939cm" svg:x2="12.168cm" svg:y2="8.033cm" draw:start-shape="id1" draw:start-glue-point="1" draw:end-shape="id2" draw:end-glue-point="3" svg:d="M9001 4939h2159v3094h1008">
          <text:p/>
        </draw:connector>
        <draw:line draw:style-name="gr16" draw:text-style-name="P1" draw:layer="layout" svg:x1="18.272cm" svg:y1="5.453cm" svg:x2="21.066cm" svg:y2="5.453cm">
          <text:p/>
        </draw:line>
        <draw:line draw:style-name="gr16" draw:text-style-name="P1" draw:layer="layout" svg:x1="18.272cm" svg:y1="4.853cm" svg:x2="21.066cm" svg:y2="4.853cm">
          <text:p/>
        </draw:line>
        <draw:line draw:style-name="gr16" draw:text-style-name="P1" draw:layer="layout" svg:x1="18.272cm" svg:y1="6.053cm" svg:x2="21.066cm" svg:y2="6.053cm">
          <text:p/>
        </draw:line>
        <draw:line draw:style-name="gr16" draw:text-style-name="P1" draw:layer="layout" svg:x1="18.272cm" svg:y1="6.653cm" svg:x2="21.066cm" svg:y2="6.653cm">
          <text:p/>
        </draw:line>
        <draw:line draw:style-name="gr16" draw:text-style-name="P1" draw:layer="layout" svg:x1="18.272cm" svg:y1="7.153cm" svg:x2="21.066cm" svg:y2="7.153cm">
          <text:p/>
        </draw:line>
        <draw:line draw:style-name="gr16" draw:text-style-name="P1" draw:layer="layout" svg:x1="18.272cm" svg:y1="7.753cm" svg:x2="21.066cm" svg:y2="7.753cm">
          <text:p/>
        </draw:line>
        <draw:line draw:style-name="gr16" draw:text-style-name="P1" draw:layer="layout" svg:x1="18.272cm" svg:y1="8.353cm" svg:x2="21.066cm" svg:y2="8.353cm">
          <text:p/>
        </draw:line>
        <draw:line draw:style-name="gr16" draw:text-style-name="P1" draw:layer="layout" svg:x1="18.272cm" svg:y1="8.953cm" svg:x2="21.066cm" svg:y2="8.953cm">
          <text:p/>
        </draw:line>
        <draw:line draw:style-name="gr16" draw:text-style-name="P1" draw:layer="layout" svg:x1="18.272cm" svg:y1="9.553cm" svg:x2="21.066cm" svg:y2="9.553cm">
          <text:p/>
        </draw:line>
        <draw:line draw:style-name="gr16" draw:text-style-name="P1" draw:layer="layout" svg:x1="18.272cm" svg:y1="10.153cm" svg:x2="21.066cm" svg:y2="10.153cm">
          <text:p/>
        </draw:line>
        <draw:line draw:style-name="gr16" draw:text-style-name="P1" draw:layer="layout" svg:x1="18.272cm" svg:y1="10.653cm" svg:x2="21.066cm" svg:y2="10.653cm">
          <text:p/>
        </draw:line>
        <draw:line draw:style-name="gr16" draw:text-style-name="P1" draw:layer="layout" svg:x1="18.272cm" svg:y1="11.253cm" svg:x2="21.066cm" svg:y2="11.253cm">
          <text:p/>
        </draw:line>
        <draw:frame draw:style-name="gr17" draw:text-style-name="P6" xml:id="id3" draw:id="id3" draw:layer="layout" svg:width="3.335cm" svg:height="0.889cm" svg:x="12.389cm" svg:y="10.256cm">
          <draw:text-box>
            <text:p text:style-name="P5"><text:span text:style-name="T4"> </text:span><text:span text:style-name="T3">Floating Base</text:span></text:p>
          </draw:text-box>
        </draw:frame>
        <draw:connector draw:style-name="gr15" draw:text-style-name="P1" draw:layer="layout" draw:line-skew="-0.504cm" svg:x1="12.389cm" svg:y1="10.7cm" svg:x2="8.774cm" svg:y2="13.612cm" draw:start-shape="id3" draw:end-shape="id4" draw:end-glue-point="1" svg:d="M12389 10700h-2311v2912h-1304">
          <text:p/>
        </draw:connector>
        <draw:frame draw:style-name="gr18" draw:text-style-name="P12" draw:layer="layout" svg:width="4.13cm" svg:height="3.541cm" svg:x="1.315cm" svg:y="4.256cm">
          <draw:text-box>
            <text:p text:style-name="P12"><text:span text:style-name="T3">A </text:span><text:span text:style-name="T12">project</text:span><text:span text:style-name="T3"> is a folder which contains scenarios. A client can have one or more projects</text:span></text:p>
          </draw:text-box>
        </draw:frame>
        <draw:frame draw:style-name="gr19" draw:text-style-name="P12" draw:layer="layout" svg:width="4.58cm" svg:height="2.854cm" svg:x="6.072cm" svg:y="6.99cm">
          <draw:text-box>
            <text:p text:style-name="P12"><text:span text:style-name="T3">A </text:span><text:span text:style-name="T12">scenario</text:span><text:span text:style-name="T3"> is a set of instructions on how to manipulate the cubes. Each scenario can manipulate zero to all of the cubes.</text:span></text:p>
          </draw:text-box>
        </draw:frame>
        <draw:frame draw:style-name="gr20" draw:text-style-name="P12" draw:layer="layout" svg:width="7.133cm" svg:height="3.071cm" svg:x="12.103cm" svg:y="11.68cm">
          <draw:text-box>
            <text:p text:style-name="P12"><text:span text:style-name="T3">The </text:span><text:span text:style-name="T12">cubes</text:span><text:span text:style-name="T3"> are all the data related to a specific client. A </text:span><text:span text:style-name="T12">cube</text:span><text:span text:style-name="T3"> <text:s/>is a subsection of that data. Each cube can have one or more views. Each cube has one </text:span><text:span text:style-name="T13">active</text:span><text:span text:style-name="T3"> analysis element.</text:span></text:p>
          </draw:text-box>
        </draw:frame>
        <draw:frame draw:style-name="gr21" draw:text-style-name="P12" draw:layer="layout" svg:width="3.937cm" svg:height="2.741cm" svg:x="5.953cm" svg:y="14.67cm">
          <draw:text-box>
            <text:p text:style-name="P12"><text:span text:style-name="T3">A </text:span><text:span text:style-name="T12">view</text:span><text:span text:style-name="T3"> describes how a slice of data, represented by dimensions and filters,</text:span><text:span text:style-name="T3"> is to be displayed.</text:span></text:p>
          </draw:text-box>
        </draw:frame>
        <draw:frame draw:style-name="gr22" draw:text-style-name="P12" draw:layer="layout" svg:width="5.847cm" svg:height="2.741cm" svg:x="21.093cm" svg:y="11.717cm">
          <draw:text-box>
            <text:p text:style-name="P12"><text:span text:style-name="T3">An </text:span><text:span text:style-name="T12">analysis element</text:span><text:span text:style-name="T3"> is the active data within the cube. There can be one or more analysis elements within a cube, but only one can be active.</text:span></text:p>
          </draw:text-box>
        </draw:frame>
        <draw:frame draw:style-name="gr23" draw:layer="layout" svg:width="5.588cm" svg:height="1.524cm" svg:x="1.127cm" svg:y="18.78cm">
          <draw:text-box>
            <text:p>Application</text:p>
            <text:p><text:span text:style-name="T2">Version 2.1</text:span></text:p>
          </draw:text-box>
        </draw:frame>
        <draw:frame draw:style-name="gr24" draw:text-style-name="P12" draw:layer="layout" svg:width="3.556cm" svg:height="4.113cm" svg:x="1.254cm" svg:y="6.496cm">
          <draw:text-box>
            <text:p text:style-name="P12"><text:span text:style-name="T3">There is one “</text:span><text:span text:style-name="T14">Master Project”</text:span><text:span text:style-name="T3"> which contains the “</text:span><text:span text:style-name="T14">current plan of record</text:span><text:span text:style-name="T3">” which contains the unmodified “cubes” for any particular client</text:span></text:p>
          </draw:text-box>
        </draw:frame>
        <draw:frame draw:style-name="gr25" draw:text-style-name="P13" draw:layer="layout" svg:width="2.54cm" svg:height="2.41cm" svg:x="16.753cm" svg:y="15.497cm">
          <draw:text-box>
            <text:p text:style-name="P13"><text:span text:style-name="T15"></text:span></text:p>
          </draw:text-box>
        </draw:frame>
        <draw:frame draw:style-name="gr21" draw:text-style-name="P12" draw:layer="layout" svg:width="5.588cm" svg:height="2.326cm" svg:x="21.066cm" svg:y="18.345cm">
          <draw:text-box>
            <text:p text:style-name="P12"><text:span text:style-name="T3">A result is when one scenario's results is compared to another's, <text:s/>typically the current plan of record.</text:span></text:p>
          </draw:text-box>
        </draw:frame>
        <draw:frame draw:style-name="gr26" draw:text-style-name="P4" draw:layer="layout" svg:width="3.175cm" svg:height="1.118cm" svg:x="16.626cm" svg:y="17.81cm">
          <draw:text-box>
            <text:p><text:span text:style-name="T2">calculation</text:span></text:p>
          </draw:text-box>
        </draw:frame>
        <draw:frame draw:style-name="gr22" draw:text-style-name="P12" draw:layer="layout" svg:width="6.096cm" svg:height="2.741cm" svg:x="15.051cm" svg:y="18.372cm">
          <draw:text-box>
            <text:p text:style-name="P12"><text:span text:style-name="T3">A calculation is when a scenario's cubes are processed through the client's model and the outputs (spend and KPI) are determined. </text:span></text:p>
          </draw:text-box>
        </draw:frame>
        <draw:frame draw:style-name="gr27" draw:text-style-name="P13" draw:layer="layout" svg:width="3.429cm" svg:height="2.41cm" svg:x="22.431cm" svg:y="15.5cm">
          <draw:text-box>
            <text:p text:style-name="P13"><text:span text:style-name="T15"></text:span></text:p>
          </draw:text-box>
        </draw:frame>
        <draw:frame draw:style-name="gr28" draw:text-style-name="P4" draw:layer="layout" svg:width="3.048cm" svg:height="0.721cm" svg:x="22.671cm" svg:y="17.731cm">
          <draw:text-box>
            <text:p text:style-name="P4"><text:span text:style-name="T2">results</text:span></text:p>
          </draw:text-box>
        </draw:frame>
        <draw:frame draw:style-name="gr29" draw:text-style-name="P13" draw:layer="layout" svg:width="2.667cm" svg:height="2.41cm" svg:x="11.841cm" svg:y="15.424cm">
          <draw:text-box>
            <text:p text:style-name="P13"><text:span text:style-name="T15"></text:span></text:p>
          </draw:text-box>
        </draw:frame>
        <draw:frame draw:style-name="gr30" draw:text-style-name="P4" draw:layer="layout" svg:width="1.27cm" svg:height="0.721cm" svg:x="11.798cm" svg:y="17.718cm">
          <draw:text-box>
            <text:p text:style-name="P4"><text:span text:style-name="T2">edit</text:span></text:p>
          </draw:text-box>
        </draw:frame>
        <draw:frame draw:style-name="gr5" draw:text-style-name="P12" draw:layer="layout" svg:width="4.994cm" svg:height="1.496cm" svg:x="10.303cm" svg:y="18.318cm">
          <draw:text-box>
            <text:p text:style-name="P12"><text:span text:style-name="T3">The data in an analysis element is edited to change economic inputs. <text:s/></text:span></text:p>
          </draw:text-box>
        </draw:frame>
        <draw:frame draw:style-name="gr31" draw:text-style-name="P14" draw:layer="layout" svg:width="3.093cm" svg:height="1.016cm" svg:x="10.311cm" svg:y="14.82cm">
          <draw:text-box>
            <text:p text:style-name="P14"><text:span text:style-name="T16">Actions</text:span></text:p>
          </draw:text-box>
        </draw:frame>
        <draw:frame draw:style-name="gr32" draw:text-style-name="P14" draw:layer="layout" svg:width="3.556cm" svg:height="1.07cm" svg:x="1.381cm" svg:y="17.075cm">
          <draw:text-box>
            <text:p text:style-name="P14"><text:span text:style-name="T16">Ele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2-03T17:23:14</meta:creation-date>
    <dc:date>2015-02-18T11:52:36</dc:date>
    <dc:creator>Mark Gable</dc:creator>
    <meta:editing-duration>P3DT12H46M34S</meta:editing-duration>
    <meta:editing-cycles>21</meta:editing-cycles>
    <meta:generator>OpenOffice/4.1.1$Unix OpenOffice.org_project/411m6$Build-9775</meta:generator>
    <meta:printed-by>Mark Gable</meta:printed-by>
    <meta:print-date>2015-02-18T11:19:38</meta:print-date>
    <meta:document-statistic meta:object-count="52"/>
  </office:meta>
</office:document-meta>
</file>